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09978a"/>
    </style:style>
    <style:style style:name="P2" style:family="paragraph" style:parent-style-name="Standard">
      <style:paragraph-properties fo:line-height="100%" fo:text-align="start" style:justify-single-word="false"/>
      <style:text-properties officeooo:rsid="0009978a" officeooo:paragraph-rsid="0009978a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b27a3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Лабораторная работа №1</text:span></text:p>
      <text:p text:style-name="P1"><text:span text:style-name="T1">Сбор данных</text:span></text:p>
      <text:p text:style-name="P1"><text:span text:style-name="T1">“Статистический анализ социально-экономических показателей”</text:span></text:p>
      <text:p text:style-name="P2"><text:span text:style-name="T1">Цель: исследование рынка языков программирования</text:span></text:p>
      <text:p text:style-name="P2"><text:span text:style-name="T1">Генеральная совокупность: совокупность 50 самых популярных языков программирования</text:span></text:p>
      <text:p text:style-name="P2"><text:span text:style-name="T1">Единицы измерения: языки программирования</text:span></text:p>
      <text:p text:style-name="P2"><text:span text:style-name="T1">Выборка: языки, взятые из опроса StackOverflow</text:span></text:p>
      <text:p text:style-name="P2"><text:span text:style-name="T1">Признаки: парадигма языка; область применения; количество пользователей; количество пользователей, использующих язык в работе; количество пользователей, которые хотят использовать язык в дальнейшем;</text:span></text:p>
      <text:p text:style-name="P2"><text:span text:style-name="T1">Методологический комментарий: </text:span></text:p>
      <text:p text:style-name="P2"><text:span text:style-name="T1">Язык программирования — язык, используемый при разработке какого-либо ПО (программного обеспечения)</text:span></text:p>
      <text:p text:style-name="P2"><text:span text:style-name="T1">Парадигма языка — классификация языка программирования в зависимости от возможностей и функционала языка</text:span></text:p>
      <text:p text:style-name="P2"><text:span text:style-name="T1">Область применения — вид ПО, для которого используется язык</text:span></text:p>
      <text:p text:style-name="P2"><text:span text:style-name="T1">Количество пользователей — Количество разработчиков, ответивших на опрос</text:span></text:p>
      <text:p text:style-name="P2"><text:span text:style-name="T1">Описание источника данных:</text:span></text:p>
      <text:p text:style-name="P2"><text:span text:style-name="T1">StackOverflow — сайт-система вопросов и ответов о программировании, открыт</text:span><text:span text:style-name="T2">ая</text:span><text:span text:style-name="T1"> в 2008 году. Каждый год они проводят опрос среди своих пользователей, направленный на сбор данных об уровне использования различных языков программирования и программного обеспечени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7:06:31.363307572</meta:creation-date>
    <dc:date>2023-10-10T17:41:55.140587963</dc:date>
    <meta:editing-duration>PT35M2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27" meta:character-count="1156" meta:non-whitespace-character-count="1038"/>
  </office:meta>
</office:document-meta>
</file>